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" manifest:full-path="ObjectReplacements/Object 1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application/rdf+xml" manifest:full-path="manifest.rdf"/>
  <manifest:file-entry manifest:media-type="text/xml" manifest:full-path="settings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1/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vnd.oasis.opendocument.formula" manifest:version="1.2" manifest:full-path="Object 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5368in" style:rel-column-width="42934*"/>
    </style:style>
    <style:style style:name="Table1.B" style:family="table-column">
      <style:table-column-properties style:column-width="2.3882in" style:rel-column-width="22601*"/>
    </style:style>
    <style:style style:name="Table2" style:family="table">
      <style:table-properties style:width="6.4368in" fo:margin-left="0.4917in" fo:margin-right="-0.0035in" table:align="margins"/>
    </style:style>
    <style:style style:name="Table2.A" style:family="table-column">
      <style:table-column-properties style:column-width="2.559in" style:rel-column-width="26054*"/>
    </style:style>
    <style:style style:name="Table2.B" style:family="table-column">
      <style:table-column-properties style:column-width="1.8306in" style:rel-column-width="18637*"/>
    </style:style>
    <style:style style:name="Table2.C" style:family="table-column">
      <style:table-column-properties style:column-width="2.0472in" style:rel-column-width="2084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049in" fo:margin-left="0.225in" fo:margin-right="-0.0049in" table:align="margins"/>
    </style:style>
    <style:style style:name="Table3.A" style:family="table-column">
      <style:table-column-properties style:column-width="4.6479in" style:rel-column-width="45429*"/>
    </style:style>
    <style:style style:name="Table3.B" style:family="table-column">
      <style:table-column-properties style:column-width="2.0569in" style:rel-column-width="20106*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3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Courier" fo:font-size="8pt" style:font-size-asian="8pt" style:font-size-complex="8pt"/>
    </style:style>
    <style:style style:name="P5" style:family="paragraph" style:parent-style-name="Table_20_Contents">
      <style:text-properties style:font-name="Courier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Georgia" fo:font-size="8pt" style:font-size-asian="8pt" style:font-size-complex="8pt"/>
    </style:style>
    <style:style style:name="P8" style:family="paragraph" style:parent-style-name="Standard">
      <style:text-properties style:font-name="Georgia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 style:list-style-name="L1">
      <style:text-properties style:font-name="Georgia" fo:font-size="8pt" style:font-size-asian="8pt" style:font-size-complex="8pt"/>
    </style:style>
    <style:style style:name="P10" style:family="paragraph" style:parent-style-name="Standard">
      <style:text-properties style:font-name="Georgia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 style:list-style-name="L1">
      <style:text-properties style:font-name="Georgia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 style:list-style-name="L1">
      <style:text-properties style:font-name="Courier" fo:font-size="8pt" style:font-size-asian="8pt" style:font-size-complex="8pt"/>
    </style:style>
    <style:style style:name="P14" style:family="paragraph" style:parent-style-name="Standard" style:list-style-name="L1">
      <style:text-properties style:font-name="Courier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 style:list-style-name="L1">
      <style:text-properties style:font-name="Courier1" fo:font-size="8pt" style:font-size-asian="8pt" style:font-size-complex="8pt"/>
    </style:style>
    <style:style style:name="P16" style:family="paragraph" style:parent-style-name="Standard" style:list-style-name="L1">
      <style:text-properties style:font-name="Courier1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 style:list-style-name="L2">
      <style:text-properties style:font-name="Georgia" fo:font-size="8pt" style:font-size-asian="8pt" style:font-size-complex="8pt"/>
    </style:style>
    <style:style style:name="T1" style:family="text">
      <style:text-properties style:font-name="Georgia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font-name="Courie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Courier1"/>
    </style:style>
    <style:style style:name="T12" style:family="text">
      <style:text-properties style:font-name="Courier1" fo:font-weight="normal" style:font-weight-asian="normal" style:font-weight-complex="normal"/>
    </style:style>
    <style:style style:name="T13" style:family="text">
      <style:text-properties style:font-name="Courier1"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<text:span text:style-name="T3">Name:</text:span>______________________________________</text:p>
          </table:table-cell>
          <table:table-cell office:value-type="string">
            <text:p text:style-name="P2"><text:span text:style-name="T3">Date:</text:span><text:span text:style-name="T4">____/____/________</text:span></text:p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</table:table>
      <text:p text:style-name="P6"><text:line-break/>CSCSCI-UA.0002 – Midterm – Practice Questions on Functions and Loops<text:line-break/></text:p>
      <text:list xml:id="list8469162200940281216" text:style-name="L1">
        <text:list-header>
          <text:p text:style-name="P9"/>
        </text:list-header>
        <text:list-item>
          <text:p text:style-name="P9">There's an error in both code samples below. <text:s/>Circle the line where the error occurs. <text:s/>To the right of each code sample, explain why there's an error: (3 points)<text:line-break/><text:span text:style-name="T6"><text:line-break/></text:span></text:p>
          <text:list>
            <text:list-item>
              <text:p text:style-name="P13">a = greet_with_hello('yo yo meow')<text:tab/><text:line-break/><text:line-break/>def greet_with_hello(name):<text:line-break/> <text:s text:c="3"/>print('hello %s' % (name))<text:span text:style-name="T1"> <text:line-break/><text:line-break/></text:span></text:p>
            </text:list-item>
            <text:list-item>
              <text:p text:style-name="P15">for outer in range(5):<text:tab/><text:tab/><text:tab/></text:p>
              <text:p text:style-name="P15"><text:s text:c="4"/>print(inner)</text:p>
              <text:p text:style-name="P15"><text:s text:c="4"/>for inner in range(5):</text:p>
              <text:p text:style-name="P13"><text:span text:style-name="T11"><text:s text:c="8"/>print(outer)</text:span><text:span text:style-name="T1"><text:line-break/><text:line-break/></text:span></text:p>
            </text:list-item>
            <text:list-item>
              <text:p text:style-name="P15">limit = 5.0<text:tab/><text:tab/><text:tab/><text:tab/></text:p>
              <text:p text:style-name="P15">total = 0<text:line-break/>for i in range(limit):</text:p>
              <text:p text:style-name="P13"><text:span text:style-name="T11"><text:s text:c="4"/>total += i<text:line-break/></text:span><text:span text:style-name="T1"><text:line-break/></text:span></text:p>
            </text:list-item>
          </text:list>
          <text:p text:style-name="P9"/>
        </text:list-item>
        <text:list-item>
          <text:p text:style-name="P9">Using the code in the 1<text:span text:style-name="T5">st</text:span> column, answer the questions in the second and third columns. <text:s text:c="2"/>If the question asks for output, <text:span text:style-name="T3">error</text:span> or no output is always a possible answer. <text:s/>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Code</text:p>
          </table:table-cell>
          <table:table-cell table:style-name="Table2.A1" office:value-type="string">
            <text:p text:style-name="P3">Question #1</text:p>
          </table:table-cell>
          <table:table-cell table:style-name="Table2.C1" office:value-type="string">
            <text:p text:style-name="P3">Question #2</text:p>
          </table:table-cell>
        </table:table-row>
        <table:table-row>
          <table:table-cell table:style-name="Table2.A2" office:value-type="string">
            <text:p text:style-name="P4">def say_cheese(n):</text:p>
            <text:p text:style-name="P4"><text:s text:c="4"/>s = n * 'cheese'</text:p>
            <text:p text:style-name="P4"><text:s text:c="4"/>print(s)</text:p>
            <text:p text:style-name="P4">talk = say_cheese(3)</text:p>
          </table:table-cell>
          <table:table-cell table:style-name="Table2.A2" office:value-type="string">
            <text:p text:style-name="P1">What is the <text:span text:style-name="T3">output</text:span> of this program?<text:line-break/></text:p>
          </table:table-cell>
          <table:table-cell table:style-name="Table2.C2" office:value-type="string">
            <text:p text:style-name="P1">What is the <text:span text:style-name="T3">value</text:span> of the variable called <text:span text:style-name="T3">talk</text:span>?<text:line-break/></text:p>
          </table:table-cell>
        </table:table-row>
        <table:table-row>
          <table:table-cell table:style-name="Table2.A2" office:value-type="string">
            <text:p text:style-name="P4">exclamation = 'boo'</text:p>
            <text:p text:style-name="P4">whisper = 'shhh'</text:p>
            <text:p text:style-name="P4">def do_something():</text:p>
            <text:p text:style-name="P4"><text:s text:c="4"/>exclamation = 'bye!'</text:p>
            <text:p text:style-name="P4"><text:s text:c="4"/>print(whisper)</text:p>
            <text:p text:style-name="P4">do_something()</text:p>
            <text:p text:style-name="P4">print(exclamation)</text:p>
          </table:table-cell>
          <table:table-cell table:style-name="Table2.A2" office:value-type="string">
            <text:p text:style-name="P1">What is the <text:span text:style-name="T3">first</text:span><text:span text:style-name="T7"> </text:span><text:span text:style-name="T8">line of </text:span><text:span text:style-name="T9">output</text:span><text:span text:style-name="T7"> </text:span><text:span text:style-name="T8">for this program?<text:line-break/></text:span><text:span text:style-name="Answer"><text:span text:style-name="T10"><text:line-break/></text:span></text:span></text:p>
          </table:table-cell>
          <table:table-cell table:style-name="Table2.C2" office:value-type="string">
            <text:p text:style-name="P1">What is the <text:span text:style-name="T3">second</text:span><text:span text:style-name="T7"> </text:span><text:span text:style-name="T8">line of </text:span><text:span text:style-name="T9">output</text:span><text:span text:style-name="T7"> </text:span><text:span text:style-name="T8">for this program?</text:span><text:line-break/><text:line-break/></text:p>
          </table:table-cell>
        </table:table-row>
        <table:table-row>
          <table:table-cell table:style-name="Table2.A2" office:value-type="string">
            <text:p text:style-name="P4">def join_three(a, b, c):</text:p>
            <text:p text:style-name="P4"><text:s text:c="4"/>return '%s, %s, %s' % (a, b, c)</text:p>
            <text:p text:style-name="P4">c, b, a = 3, 2, 1<text:line-break/>res = join_three(c, b, a)<text:line-break/>print(res)</text:p>
          </table:table-cell>
          <table:table-cell table:style-name="Table2.A2" office:value-type="string">
            <text:p text:style-name="P1">What is the <text:span text:style-name="T3">output</text:span> of this program?<text:line-break/></text:p>
          </table:table-cell>
          <table:table-cell table:style-name="Table2.C2" office:value-type="string">
            <text:p text:style-name="P1">What data <text:span text:style-name="T3">type</text:span> is returned from join_three?<text:line-break/></text:p>
          </table:table-cell>
        </table:table-row>
        <table:table-row>
          <table:table-cell table:style-name="Table2.A2" office:value-type="string">
            <text:p text:style-name="P4">def gimme_a_break():</text:p>
            <text:p text:style-name="P4"><text:s text:c="4"/>print('OK')</text:p>
            <text:p text:style-name="P4"><text:s text:c="4"/>for i in range(3):</text:p>
            <text:p text:style-name="P4"><text:s text:c="8"/>print(i)</text:p>
            <text:p text:style-name="P4"><text:s text:c="8"/>break<text:line-break/> <text:s text:c="7"/>print(i, 'again')<text:line-break/> <text:s text:c="3"/>print('WAT')<text:line-break/><text:line-break/>res = gimme_a_break()<text:line-break/>print(res)</text:p>
            <text:p text:style-name="P4">print('FIN')</text:p>
          </table:table-cell>
          <table:table-cell table:style-name="Table2.A2" office:value-type="string">
            <text:p text:style-name="P1">What is the <text:span text:style-name="T3">output</text:span> of this program?<text:line-break/></text:p>
          </table:table-cell>
          <table:table-cell table:style-name="Table2.C2" office:value-type="string">
            <text:p text:style-name="P1">What is the <text:span text:style-name="T3">output</text:span> of this program if <text:span text:style-name="T11">break</text:span> were replaced with <text:span text:style-name="T11">continue</text:span>?<text:line-break/></text:p>
          </table:table-cell>
        </table:table-row>
        <table:table-row>
          <table:table-cell table:style-name="Table2.A2" office:value-type="string">
            <text:p text:style-name="P4">def do_this_thing(limit):</text:p>
            <text:p text:style-name="P4"><text:s text:c="4"/>print('hmmmm')</text:p>
            <text:p text:style-name="P4"><text:s text:c="4"/>for i in range(limit):</text:p>
            <text:p text:style-name="P4"><text:s text:c="8"/>print(i)</text:p>
            <text:p text:style-name="P4"><text:s text:c="8"/>return i<text:line-break/> <text:s text:c="3"/>print('YES!')<text:line-break/><text:line-break/>value = do_this_thing(3)</text:p>
            <text:p text:style-name="P4">print(value)</text:p>
            <text:p text:style-name="P4">print('done')</text:p>
          </table:table-cell>
          <table:table-cell table:style-name="Table2.A2" office:value-type="string">
            <text:p text:style-name="P1">What is the <text:span text:style-name="T3">output</text:span> of this program?<text:line-break/><text:line-break/></text:p>
          </table:table-cell>
          <table:table-cell table:style-name="Table2.C2" office:value-type="string">
            <text:p text:style-name="P1">Draw an arrow to the <text:span text:style-name="T3">argument</text:span>, and draw an arrow to the <text:span text:style-name="T3">parameter</text:span> for the definition and execution of <text:span text:style-name="T11">do_this_thing</text:span>.<text:line-break/><text:line-break/></text:p>
          </table:table-cell>
        </table:table-row>
      </table:table>
      <text:list xml:id="list55017721" text:continue-numbering="true" text:style-name="L1">
        <text:list-header>
          <text:p text:style-name="P11"><text:line-break/><text:line-break/><text:line-break/><text:line-break/></text:p>
        </text:list-header>
        <text:list-item>
          <text:p text:style-name="P9"><text:soft-page-break/>Write a function called <text:span text:style-name="T11">distance</text:span>. It should have 4 parameters: the x and y values of one point on the coordinate plane and the x and y values of a second point on the coordinate plane. It should calculate the distance between both points and return the resulting value.<text:line-break/><text:line-break/>The distance formula is: <draw:frame draw:style-name="fr1" draw:name="Object1" text:anchor-type="as-char" svg:width="1.7937in" svg:height="0.250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line-break/></text:p>
          <text:p text:style-name="P9"><text:line-break/><text:span text:style-name="T4"><text:line-break/><text:line-break/><text:line-break/><text:line-break/><text:line-break/><text:line-break/><text:line-break/><text:line-break/><text:line-break/><text:line-break/></text:span></text:p>
          <text:p text:style-name="P11"/>
          <text:p text:style-name="P11"/>
          <text:p text:style-name="P11"/>
          <text:p text:style-name="P11"/>
          <text:p text:style-name="P11"><text:line-break/><text:line-break/><text:line-break/><text:line-break/><text:line-break/><text:line-break/></text:p>
        </text:list-item>
        <text:list-item>
          <text:p text:style-name="P9"><text:span text:style-name="T4">Assuming that the distance formula specified in #3 exists, use it in a program that asks for the x and y values of two points and then prints out the result with exactly 2 decimal places:<text:line-break/></text:span><text:span text:style-name="T12"><text:line-break/>enter x1 &gt; 2<text:line-break/>enter y1 &gt; 5</text:span></text:p>
          <text:p text:style-name="P16">enter x2 &gt; 9</text:p>
          <text:p text:style-name="P16">enter y2 &gt; 1</text:p>
          <text:p text:style-name="P16">The distance between these two points is <text:s/>8.06</text:p>
        </text:list-item>
      </text:list>
      <text:p text:style-name="P8"/>
      <text:p text:style-name="P7"><text:span text:style-name="Answer"><text:tab/></text:span></text:p>
      <text:p text:style-name="P7"><text:span text:style-name="Answer"/></text:p>
      <text:p text:style-name="P7"><text:span text:style-name="Answer"/></text:p>
      <text:p text:style-name="P7"><text:span text:style-name="Answer"/></text:p>
      <text:p text:style-name="P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8"/>
      <text:p text:style-name="P8"/>
      <text:p text:style-name="P8"><text:line-break/><text:line-break/><text:line-break/><text:line-break/></text:p>
      <text:list xml:id="list1176899364" text:continue-numbering="true" text:style-name="L1">
        <text:list-item>
          <text:p text:style-name="P11"><text:soft-page-break/>Create your own function to approximate the square root of a number. Use Newton's method to do so:</text:p>
          <text:p text:style-name="P11"/>
          <text:list>
            <text:list-item>
              <text:p text:style-name="P11">to take the square root of a number, n...</text:p>
            </text:list-item>
            <text:list-item>
              <text:p text:style-name="P11">start with almost any approximation (for example, our first guess may just be n/2)</text:p>
            </text:list-item>
            <text:list-item>
              <text:p text:style-name="P11">find a better approximation by using the following formula:</text:p>
            </text:list-item>
            <text:list-item>
              <text:p text:style-name="P11">new_approximation <text:s/>= ½ * (approximation + n / approximation)</text:p>
            </text:list-item>
            <text:list-item>
              <text:p text:style-name="P11">continue to find a better approximation until the difference between the new approximation and the old is very small <text:s text:c="2"/>(for example, &lt; 0.01)<text:line-break/></text:p>
            </text:list-item>
          </text:list>
          <text:p text:style-name="P9"><text:span text:style-name="Answer"/></text:p>
          <text:p text:style-name="P9"><text:span text:style-name="Answer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<text:p text:style-name="P9"><text:span text:style-name="Answer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<text:p text:style-name="P9"><text:span text:style-name="Answer"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9"><text:soft-page-break/><text:span text:style-name="T4">Write <text:s/>a function, </text:span><text:span text:style-name="T3">dec_to_bin</text:span><text:span text:style-name="T4">, that converts a decimal number (an int) into a binary number (represented as a string). In both versions, return an empty string if the number is not within 0 and 255. Otherwise, return the binary number as a string.<text:line-break/></text:span></text:p>
          <text:list>
            <text:list-item>
              <text:p text:style-name="P9"><text:span text:style-name="T4">It has one </text:span><text:span text:style-name="T3">parameter</text:span><text:span text:style-name="T4">, the decimal number to convert, and it </text:span><text:span text:style-name="T3">returns</text:span><text:span text:style-name="T4"> a string, the equivalent binary number </text:span></text:p>
            </text:list-item>
            <text:list-item>
              <text:p text:style-name="P11">continually subtract powers of 2 (starting with 2 ^ 7) from the decimal number as long as that power of 2 is less than or equal to the decimal number </text:p>
            </text:list-item>
            <text:list-item>
              <text:p text:style-name="P11">if you subtract a power of 2, then count that place (that bit) as 1</text:p>
            </text:list-item>
            <text:list-item>
              <text:p text:style-name="P11">if <text:s/>the power of 2 is greater than the decimal value, then don't subtract and count the place (bit) as 0</text:p>
            </text:list-item>
            <text:list-item>
              <text:p text:style-name="P11">example: convert 131 → </text:p>
              <text:list>
                <text:list-item>
                  <text:p text:style-name="P11">128 (2 ^ 7) is less than 131, so subtract it and record a 1 for that place: decimal number is now 3, and binary is 1</text:p>
                </text:list-item>
                <text:list-item>
                  <text:p text:style-name="P11">all other powers of 2 below 2 ^ 7 up intil 2 ^ 1 are more than the decimal number, so records 0's for those: 100000</text:p>
                </text:list-item>
                <text:list-item>
                  <text:p text:style-name="P11">2 (2 ^ 1) is less than 3, so subtract it and record a 1 for that place: decimal number is now 1, and binary is 1000001</text:p>
                </text:list-item>
                <text:list-item>
                  <text:p text:style-name="P11">finally, 1 is left, and that can be added as the last bit: 10000011</text:p>
                </text:list-item>
              </text:list>
            </text:list-item>
            <text:list-item>
              <text:p text:style-name="P11">example usage: print(dec_to_bin(6)) → '00000110'</text:p>
              <text:p text:style-name="P9"><text:span text:style-name="T4"><text:line-break/></text:span><text:span text:style-name="T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</text:list-item>
          </text:list>
        </text:list-item>
        <text:list-item>
          <text:p text:style-name="P9"><text:soft-page-break/><text:span text:style-name="T4">Write a function called</text:span><text:span text:style-name="T12"> </text:span><text:span text:style-name="T13">mult_table</text:span><text:span text:style-name="T12"> </text:span><text:span text:style-name="T2">using the requirements and sample output below. It should have:</text:span><text:span text:style-name="T4"><text:line-break/>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645432015890073211" text:style-name="L2">
              <text:list-item>
                <text:p text:style-name="P17"><text:span text:style-name="T3">1 parameter</text:span>, an integer, that specifies the dimensions of the table it produces</text:p>
              </text:list-item>
              <text:list-item>
                <text:p text:style-name="P17">a r<text:span text:style-name="T3">eturn value</text:span> that's a string string containing a table</text:p>
              </text:list-item>
              <text:list-item>
                <text:p text:style-name="P17">the table should contain the <text:span text:style-name="T3">product</text:span> of the <text:span text:style-name="T3">row</text:span> number and <text:span text:style-name="T3">column</text:span> number in each cell; for example, in row 3, column 2, the value is 6 because it is the result of multiplying 3 * 2 (the row and column numbers)</text:p>
              </text:list-item>
              <text:list-item>
                <text:p text:style-name="P17">the width of each cell should be dynamic depending on the number of characters of the longest product plus 1 to accommodate a space between cells (in the example, the width of the longest product, 49, is 2...with 1 added for a space, for a total of 3)</text:p>
              </text:list-item>
            </text:list>
          </table:table-cell>
          <table:table-cell table:style-name="Table3.A1" office:value-type="string">
            <text:p text:style-name="P5"><text:s text:c="2"/>print(mult_table(7))<text:line-break/><text:line-break/> <text:s/>1 <text:s/>2 <text:s/>3 <text:s/>4 <text:s/>5 <text:s/>6 <text:s/>7</text:p>
            <text:p text:style-name="P5"><text:s text:c="2"/>2 <text:s/>4 <text:s/>6 <text:s/>8 10 12 14</text:p>
            <text:p text:style-name="P5"><text:s text:c="2"/>3 <text:s/>6 <text:s/>9 12 15 18 21</text:p>
            <text:p text:style-name="P5"><text:s text:c="2"/>4 <text:s/>8 12 16 20 24 28</text:p>
            <text:p text:style-name="P5"><text:s text:c="2"/>5 10 15 20 25 30 35</text:p>
            <text:p text:style-name="P5"><text:s text:c="2"/>6 12 18 24 30 36 42</text:p>
            <text:p text:style-name="P5"><text:s text:c="2"/>7 14 21 28 35 42 49</text:p>
          </table:table-cell>
        </table:table-row>
      </table:table>
      <text:list xml:id="list1735252605" text:continue-list="list1176899364" text:style-name="L1">
        <text:list-header>
          <text:p text:style-name="P11"><text:line-break/></text:p>
          <text:p text:style-name="P9"><text:span text:style-name="Answer"/></text:p>
          <text:p text:style-name="P11"/>
          <text:p text:style-name="P11"><text:line-break/><text:line-break/><text:line-break/><text:line-break/><text:line-break/><text:line-break/><text:line-break/><text:line-break/><text:line-break/></text:p>
          <text:p text:style-name="P11"><text:line-break/></text:p>
          <text:p text:style-name="P12"/>
          <text:p text:style-name="P14"/>
          <text:p text:style-name="P11"/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2" style:family="text">
      <style:text-properties style:font-name="Symbol" style:font-name-complex="OpenSymbol1"/>
    </style:style>
    <style:style style:name="Answer" style:family="text">
      <style:text-properties fo:color="#009900" style:font-name="Courier" fo:font-size="8pt" fo:font-weight="bold" style:font-size-asian="8pt" style:font-weight-asian="bold" style:font-size-complex="8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2z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2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2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2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Versoza</meta:initial-creator>
    <meta:creation-date>2012-09-29T20:06:24</meta:creation-date>
    <dc:date>2017-06-08T08:58:53</dc:date>
    <dc:creator>Joseph Versoza</dc:creator>
    <meta:editing-duration>P15DT9H8M9S</meta:editing-duration>
    <meta:editing-cycles>113</meta:editing-cycles>
    <meta:generator>OpenOffice/4.0.1$Unix OpenOffice.org_project/401m5$Build-9714</meta:generator>
    <meta:document-statistic meta:table-count="3" meta:image-count="0" meta:object-count="1" meta:page-count="5" meta:paragraph-count="100" meta:word-count="923" meta:character-count="5288"/>
  </office:meta>
</office:document-meta>
</file>

<file path=Object 1/content.xml><?xml version="1.0" encoding="utf-8"?>
<math xmlns="http://www.w3.org/1998/Math/MathML">
  <semantics>
    <mrow>
      <mrow>
        <mi>d</mi>
        <mo stretchy="false">=</mo>
        <msqrt>
          <mrow>
            <mrow>
              <msup>
                <mrow>
                  <mo stretchy="false">(</mo>
                  <mrow>
                    <mrow>
                      <msub>
                        <mi>x</mi>
                        <mrow>
                          <mn>2</mn>
                        </mrow>
                      </msub>
                      <mo stretchy="false">−</mo>
                      <msub>
                        <mi>x</mi>
                        <mrow>
                          <mn>1</mn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  <mo stretchy="false">+</mo>
              <msup>
                <mrow>
                  <mo stretchy="false">(</mo>
                  <mrow>
                    <mrow>
                      <msub>
                        <mi>y</mi>
                        <mrow>
                          <mn>2</mn>
                        </mrow>
                      </msub>
                      <mo stretchy="false">−</mo>
                      <msub>
                        <mi>y</mi>
                        <mrow>
                          <mn>1</mn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</mrow>
          </mrow>
        </msqrt>
      </mrow>
    </mrow>
    <annotation encoding="StarMath 5.0">d =sqrt{(x_{2} - x_{1})^{2} + (y_{2} - y_{1})^{2}}</annotation>
  </semantics>
</math>
</file>